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4pt" fo:font-weight="bold" officeooo:rsid="000f8adb" officeooo:paragraph-rsid="000f8adb"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Arial" officeooo:rsid="0007dc8f" officeooo:paragraph-rsid="000f8adb"/>
    </style:style>
    <style:style style:name="T1" style:family="text">
      <style:text-properties officeooo:rsid="00088d40"/>
    </style:style>
    <style:style style:name="T2" style:family="text">
      <style:text-properties officeooo:rsid="000f8a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litätsanforderungen</text:p>
      <text:p text:style-name="P2">Ihre Zufriedenheit ist für uns ein großes Anliegen. Daher haben wir <text:span text:style-name="T2">strenge</text:span> Qualitätsanforderungen an die Software, bevor diese unser Haus verlässt.</text:p>
      <text:p text:style-name="P2"><text:line-break/><text:span text:style-name="T1">Die Performanz des LMS muss zu jeder Zeit gewährleistet sein. So dürfen zwischen dem Aufruf des Benutzers, der Anfrage an die Datenbank und dem anschließenden Download des Quellcodes maximal 500 Millisekunden vergehen. Dies stellen wir durch effiziente Algorithmen und Ping-Tests an Webseite und Datenbank sicher.</text:span></text:p>
      <text:p text:style-name="P2"><text:span text:style-name="T1"><text:line-break/>Die Zuverlässigkeit garantieren wir durch den Einsatz bewährter und qualifizierter Komponenten. Wir führen Stresstests durch, um das System umfassend zu überprüfen. Selbst für den unwahrscheinlichen Fall, dass alle etwa 1000 Vollzeitbeschäftigte der Universität Trier gleichzeitig online sind, hat unser System noch Reserven.</text:span></text:p>
      <text:p text:style-name="P2"><text:span text:style-name="T1"><text:line-break/>Sicherheit spielt in unserem Umfeld ebenfalls eine sehr große Rolle. Wir verwenden moderne Kompatibilität mittels TLS als Verschlüsselungsprotokoll und speichern die Passwörter auf Ihren Wunsch über das SHA-1 Hash-Verfahren. Zusätzlich führen wir einen Penetrationstest durch, um mögliche Schwachstellen frühzeitig zu erkennen und beseiti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20:40.327000000</meta:creation-date>
    <dc:date>2017-01-17T22:41:41.830000000</dc:date>
    <meta:editing-duration>PT30M16S</meta:editing-duration>
    <meta:editing-cycles>5</meta:editing-cycles>
    <meta:generator>LibreOffice/5.2.3.3$Windows_X86_64 LibreOffice_project/d54a8868f08a7b39642414cf2c8ef2f228f780cf</meta:generator>
    <meta:document-statistic meta:table-count="0" meta:image-count="0" meta:object-count="0" meta:page-count="1" meta:paragraph-count="5" meta:word-count="152" meta:character-count="1153" meta:non-whitespace-character-count="1003"/>
  </office:meta>
</office:document-meta>
</file>